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0b0e" officeooo:paragraph-rsid="00000b0e"/>
    </style:style>
    <style:style style:name="P2" style:family="paragraph" style:parent-style-name="Standard" style:list-style-name="L1">
      <style:text-properties officeooo:rsid="00000b0e" officeooo:paragraph-rsid="00000b0e"/>
    </style:style>
    <style:style style:name="P3" style:family="paragraph" style:parent-style-name="Standard" style:list-style-name="L2">
      <style:text-properties officeooo:rsid="00000b0e" officeooo:paragraph-rsid="00000b0e"/>
    </style:style>
    <style:style style:name="P4" style:family="paragraph" style:parent-style-name="Standard" style:list-style-name="L1">
      <style:text-properties officeooo:rsid="00010117" officeooo:paragraph-rsid="00010117"/>
    </style:style>
    <style:style style:name="P5" style:family="paragraph" style:parent-style-name="Standard" style:list-style-name="L1">
      <style:text-properties officeooo:rsid="00010117" officeooo:paragraph-rsid="00012d85"/>
    </style:style>
    <style:style style:name="P6" style:family="paragraph" style:parent-style-name="Standard" style:list-style-name="L1">
      <style:text-properties officeooo:paragraph-rsid="00010117"/>
    </style:style>
    <style:style style:name="P7" style:family="paragraph" style:parent-style-name="Standard" style:list-style-name="L1">
      <style:text-properties officeooo:paragraph-rsid="00012d85"/>
    </style:style>
    <style:style style:name="P8" style:family="paragraph" style:parent-style-name="Standard">
      <style:text-properties officeooo:rsid="00024c51" officeooo:paragraph-rsid="00024c51"/>
    </style:style>
    <style:style style:name="P9" style:family="paragraph" style:parent-style-name="Standard" style:list-style-name="L1">
      <style:text-properties officeooo:rsid="0004bb09" officeooo:paragraph-rsid="00063fa3"/>
    </style:style>
    <style:style style:name="T1" style:family="text">
      <style:text-properties officeooo:rsid="00010117"/>
    </style:style>
    <style:style style:name="T2" style:family="text">
      <style:text-properties officeooo:rsid="00012d85"/>
    </style:style>
    <style:style style:name="T3" style:family="text">
      <style:text-properties officeooo:rsid="00041caf"/>
    </style:style>
    <style:style style:name="T4" style:family="text">
      <style:text-properties officeooo:rsid="000488e1"/>
    </style:style>
    <style:style style:name="T5" style:family="text">
      <style:text-properties officeooo:rsid="0004bb09"/>
    </style:style>
    <style:style style:name="T6" style:family="text">
      <style:text-properties officeooo:rsid="00063fa3"/>
    </style:style>
    <style:style style:name="T7" style:family="text">
      <style:text-properties officeooo:rsid="000772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50840859781371662" text:style-name="L1">
        <text:list-item>
          <text:p text:style-name="P9">Taught very well at Eckovation Machine Learning Course<text:span text:style-name="T6">(</text:span><text:a xlink:type="simple" xlink:href="https://www.eckovation.com/course/machine-learning-value-package" text:style-name="Internet_20_link" text:visited-style-name="Visited_20_Internet_20_Link"><text:span text:style-name="T6">https://www.eckovation.com/course/machine-learning-value-package</text:span></text:a><text:span text:style-name="T6"> )</text:span>, this code helps you classify different alphabets of hindi language (Devanagiri) using Convnets.</text:p>
        </text:list-item>
        <text:list-item>
          <text:p text:style-name="P2">The techniques used are Deep Neural networks for prediction and OpenCV for pre-processing of images.</text:p>
        </text:list-item>
        <text:list-item>
          <text:p text:style-name="P2">For pre-processing we read the images in grayscale format for 2-D images rather than 3-D <text:span text:style-name="T1">(</text:span>if we read in RGB<text:span text:style-name="T1">).</text:span></text:p>
        </text:list-item>
        <text:list-item>
          <text:p text:style-name="P2">We train<text:span text:style-name="T1">ed</text:span> the model <text:span text:style-name="T1">on </text:span>image<text:span text:style-name="T1">s</text:span> after resizing it to 32x32x1.</text:p>
        </text:list-item>
        <text:list-item>
          <text:p text:style-name="P4">The Basic Architecture of Project:</text:p>
          <text:p text:style-name="P4"><text:s/><text:tab/>Conv -&gt; MaxPool -&gt; Conv -&gt; MaxPool -&gt; Flatten -&gt; Dense -&gt; Dense -&gt;O/P</text:p>
        </text:list-item>
        <text:list-item>
          <text:p text:style-name="P5">Due to some problems with my system i have used Theano Backend and Keras for the implementation.</text:p>
        </text:list-item>
        <text:list-item>
          <text:p text:style-name="P5"><text:span text:style-name="T2">Accuracy:</text:span></text:p>
          <text:list>
            <text:list-item>
              <text:p text:style-name="P7"><text:span text:style-name="T2">Train(78,200 images) :96.2</text:span></text:p>
            </text:list-item>
            <text:list-item>
              <text:p text:style-name="P7"><text:span text:style-name="T2">Test <text:s/>(13,800 images) :95.4 </text:span></text:p>
            </text:list-item>
          </text:list>
        </text:list-item>
        <text:list-item>
          <text:p text:style-name="P4">Some add-ons:</text:p>
          <text:list>
            <text:list-item>
              <text:p text:style-name="P6"><text:span text:style-name="T1">One can add more layers.</text:span></text:p>
            </text:list-item>
            <text:list-item>
              <text:p text:style-name="P4">More epochs<text:span text:style-name="T4">(8 used)</text:span> can be used.</text:p>
            </text:list-item>
            <text:list-item>
              <text:p text:style-name="P4">Regularisation param can be tweaked to avoid overfitting.</text:p>
            </text:list-item>
            <text:list-item>
              <text:p text:style-name="P4">More images if available will be enhancement for accuracy.</text:p>
            </text:list-item>
          </text:list>
        </text:list-item>
      </text:list>
      <text:p text:style-name="P1"/>
      <text:p text:style-name="P1"/>
      <text:p text:style-name="P1"/>
      <text:p text:style-name="P1">CASE: </text:p>
      <text:list xml:id="list186383961650108348" text:style-name="L2">
        <text:list-item>
          <text:p text:style-name="P3">This project can be useful for getting insight to CNN and Deep Neural networks, also for a decent intuition to Opencv for image processing and optimise the task of training.</text:p>
        </text:list-item>
        <text:list-item>
          <text:p text:style-name="P3">Also this can be further used to Recognise hindi words from an image after we are able to detect the word in an image and segment it into individual characters and then again uniting them to form a word making it easy for image-to-text reading.</text:p>
        </text:list-item>
      </text:list>
      <text:p text:style-name="P1"/>
      <text:p text:style-name="P8">The link for the Dataset at UCI-<text:span text:style-name="T3">ML</text:span> Repository.</text:p>
      <text:p text:style-name="P8"><text:span text:style-name="T7">(</text:span><text:a xlink:type="simple" xlink:href="https://archive.ics.uci.edu/ml/datasets/Devanagari+Handwritten+Character+Dataset" text:style-name="Internet_20_link" text:visited-style-name="Visited_20_Internet_20_Link">https://archive.ics.uci.edu/ml/datasets/Devanagari+Handwritten+Character+Dataset</text:a> <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5:29:38.045166337</meta:creation-date>
    <dc:date>2019-05-29T16:06:20.198968165</dc:date>
    <meta:editing-duration>PT36M37S</meta:editing-duration>
    <meta:editing-cycles>11</meta:editing-cycles>
    <meta:generator>LibreOffice/5.1.6.2$Linux_X86_64 LibreOffice_project/10m0$Build-2</meta:generator>
    <meta:document-statistic meta:table-count="0" meta:image-count="0" meta:object-count="0" meta:page-count="1" meta:paragraph-count="20" meta:word-count="245" meta:character-count="1504" meta:non-whitespace-character-count="1291"/>
  </office:meta>
</office:document-meta>
</file>